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800000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80"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Variables</text:p>
      <text:p text:style-name="P2">Hotbit (calc):</text:p>
      <text:p text:style-name="P1"><text:tab/>f[i,:]<text:tab/><text:tab/>force on atom i</text:p>
      <text:p text:style-name="P1"><text:tab/>epot<text:tab/><text:tab/>potential energy</text:p>
      <text:p text:style-name="P1"><text:tab/>f<text:tab/><text:tab/>forces</text:p>
      <text:p text:style-name="P1"/>
      <text:p text:style-name="P2">Elements (calc.el)</text:p>
      <text:p text:style-name="P4">N <text:s text:c="6"/><text:tab/><text:tab/>number of atoms</text:p>
      <text:p text:style-name="P4">symbols[:]<text:tab/>N element symbols </text:p>
      <text:p text:style-name="P4">ntuples[:] <text:tab/>all transformations or unit cells n (3-tuples)</text:p>
      <text:p text:style-name="P4">Rn[n,i] <text:tab/><text:tab/>position of atom i in cell n</text:p>
      <text:p text:style-name="P4">Tn[n,i] <text:tab/><text:tab/>dyadic tensor for atom i in cell n</text:p>
      <text:p text:style-name="P1"/>
      <text:p text:style-name="P2">States (calc.st):</text:p>
      <text:p text:style-name="P4">wf[k,a,:]<text:tab/><text:tab/>wave functions</text:p>
      <text:p text:style-name="P4">e[k,a] <text:s text:c="5"/><text:tab/>energies</text:p>
      <text:p text:style-name="P4">f[k,a] <text:s text:c="5"/><text:tab/>occupations [0,2]</text:p>
      <text:p text:style-name="P4">nk <text:s text:c="9"/><text:tab/>nr of k-points</text:p>
      <text:p text:style-name="P4">k[:] <text:s text:c="10"/><text:tab/>k-points</text:p>
      <text:p text:style-name="P4">wk[:] <text:s text:c="9"/><text:tab/>nk k-point weights</text:p>
      <text:p text:style-name="P4">dq[:] <text:s text:c="9"/><text:tab/>N Mulliken charges</text:p>
      <text:p text:style-name="P1"/>
      <text:p text:style-name="P1">Interactions (calc.ia):</text:p>
      <text:p text:style-name="P1"><text:tab/>hscut[i,j]<text:tab/>cutoff for Slater-Koster tables for atoms i and j</text:p>
      <text:p text:style-name="P1"/>
      <text:p text:style-name="P3">Methods</text:p>
      <text:p text:style-name="P3"/>
      <text:p text:style-name="P2">get_potential_energy</text:p>
      <text:p text:style-name="P1"><text:tab/>check if needed </text:p>
      <text:p text:style-name="P1"><text:s text:c="4"/><text:tab/>get_band_structure_energy</text:p>
      <text:p text:style-name="P1"><text:s text:c="4"/><text:tab/>get_coulomb_energy</text:p>
      <text:p text:style-name="P1"><text:s text:c="4"/><text:tab/>get_repulsive_energy</text:p>
      <text:p text:style-name="P1"><text:tab/>sef energy solved</text:p>
      <text:p text:style-name="P1"/>
      <text:p text:style-name="P2">get_forces</text:p>
      <text:p text:style-name="P1"><text:tab/>check if needed</text:p>
      <text:p text:style-name="P1"><text:s text:c="4"/><text:tab/>st.band_structure_forces</text:p>
      <text:p text:style-name="P1"><text:s text:c="4"/><text:tab/>rep.get_repulsive_forces</text:p>
      <text:p text:style-name="P1"><text:s text:c="4"/><text:tab/>st.es.get_gamma_forces</text:p>
      <text:p text:style-name="P1"><text:tab/>set forces solved</text:p>
      <text:p text:style-name="P1"/>
      <text:p text:style-name="P2">solve_ground_state</text:p>
      <text:p text:style-name="P1"><text:s text:c="4"/><text:tab/>initialize on first time</text:p>
      <text:p text:style-name="P1"><text:tab/><text:tab/>create all instances</text:p>
      <text:p text:style-name="P1"><text:tab/><text:tab/>set atoms for elements</text:p>
      <text:p text:style-name="P1"><text:s text:c="4"/><text:tab/>check if required</text:p>
      <text:p text:style-name="P1"><text:s text:c="4"/><text:tab/><text:tab/>update geometry</text:p>
      <text:p text:style-name="P1"><text:s text:c="4"/><text:tab/><text:tab/>solve</text:p>
      <text:p text:style-name="P1"><text:tab/><text:tab/>set ground state solved</text:p>
      <text:p text:style-name="P1"/>
      <text:p text:style-name="P1"/>
      <text:p text:style-name="P2">solve</text:p>
      <text:p text:style-name="P1"><text:s text:c="4"/><text:tab/>guess dq</text:p>
      <text:p text:style-name="P1"><text:s text:c="4"/><text:tab/>construct H- and S-matrices</text:p>
      <text:p text:style-name="P1"><text:s text:c="4"/><text:tab/>construct gamma-matrix</text:p>
      <text:p text:style-name="P1"><text:s text:c="8"/><text:tab/><text:tab/>setup all electrostatic sums (incl. Ewald)</text:p>
      <text:p text:style-name="P1"><text:s text:c="4"/><text:tab/>solver.get_states</text:p>
      <text:p text:style-name="P1"><text:s text:c="8"/><text:tab/><text:tab/>make full Hamiltonians for all k</text:p>
      <text:p text:style-name="P1"><text:s text:c="8"/><text:tab/><text:tab/>diagonalize for all k</text:p>
      <text:p text:style-name="P1"><text:s text:c="8"/><text:tab/><text:tab/>st.update</text:p>
      <text:p text:style-name="P1"><text:tab/><text:tab/><text:tab/>occupy</text:p>
      <text:p text:style-name="P1"><text:s text:c="12"/><text:tab/><text:tab/>set energies, wave functions</text:p>
      <text:p text:style-name="P1"><text:s text:c="12"/><text:tab/><text:tab/>construct density-matrix</text:p>
      <text:p text:style-name="P1"><text:tab/><text:tab/><text:tab/>calculate Mulliken charges</text:p>
      <text:p text:style-name="P1"><text:s text:c="8"/><text:tab/><text:tab/>density mixing</text:p>
      <text:p text:style-name="P1"><text:s text:c="8"/><text:tab/><text:tab/>iterate until dq don't change</text:p>
      <text:p text:style-name="P1"><text:s text:c="4"/><text:tab/>large_update</text:p>
      <text:p text:style-name="P1"><text:s text:c="8"/><text:tab/><text:tab/>construct dH</text:p>
      <text:p text:style-name="P1"><text:s text:c="8"/><text:tab/><text:tab/>energy-density-matrix</text:p>
      <text:p text:style-name="P1"><text:tab/></text:p>
      <text:p text:style-name="P1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4818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06-17T08:38:59</meta:creation-date>
    <dc:date>2009-06-17T10:56:53</dc:date>
    <meta:editing-cycles>17</meta:editing-cycles>
    <meta:editing-duration>PT2H17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2" meta:word-count="218" meta:character-count="1528"/>
  </office:meta>
</office:document-meta>
</file>